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7.14pt"/>
    </style:style>
    <style:style style:name="co2" style:family="table-column">
      <style:table-column-properties fo:break-before="auto" style:column-width="32.94pt"/>
    </style:style>
    <style:style style:name="co3" style:family="table-column">
      <style:table-column-properties fo:break-before="auto" style:column-width="44.7pt"/>
    </style:style>
    <style:style style:name="co4" style:family="table-column">
      <style:table-column-properties fo:break-before="auto" style:column-width="46.6pt"/>
    </style:style>
    <style:style style:name="co5" style:family="table-column">
      <style:table-column-properties fo:break-before="auto" style:column-width="55.9pt"/>
    </style:style>
    <style:style style:name="co6" style:family="table-column">
      <style:table-column-properties fo:break-before="auto" style:column-width="101.79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erged-test-results" table:style-name="ta1">
        <table:shapes>
          <draw:frame draw:z-index="0" draw:style-name="gr1" draw:text-style-name="P1" svg:width="453.51pt" svg:height="255.09pt" svg:x="78.75pt" svg:y="78.52pt">
            <loext:p draw:notify-on-update-of-ranges="'merged-test-results'.E1:'merged-test-results'.E1 'merged-test-results'.A2:'merged-test-results'.A2 'merged-test-results'.E2:'merged-test-results'.E2 'merged-test-results'.A3:'merged-test-results'.A3 'merged-test-results'.E3:'merged-test-results'.E3 'merged-test-results'.A4:'merged-test-results'.A4 'merged-test-results'.E4:'merged-test-results'.E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ncurrent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3896" calcext:value-type="float">
            <text:p>0.53896</text:p>
          </table:table-cell>
          <table:table-cell office:value-type="float" office:value="0.400374" calcext:value-type="float">
            <text:p>0.40037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Jb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262833" calcext:value-type="float">
            <text:p>0.262833</text:p>
          </table:table-cell>
          <table:table-cell office:value-type="float" office:value="55.790234" calcext:value-type="float">
            <text:p>55.79023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.447959" calcext:value-type="float">
            <text:p>1.447959</text:p>
          </table:table-cell>
          <table:table-cell office:value-type="float" office:value="2.250604" calcext:value-type="float">
            <text:p>2.2506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8.971625" calcext:value-type="float">
            <text:p>88.971625</text:p>
          </table:table-cell>
          <table:table-cell office:value-type="float" office:value="42.46453" calcext:value-type="float">
            <text:p>42.46453</text:p>
          </table:table-cell>
          <table:table-cell office:value-type="string" calcext:value-type="string">
            <text:p>ms/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9:56:47.6414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20:03:50.044141000</dc:date>
    <meta:editing-duration>PT27M7S</meta:editing-duration>
    <meta:editing-cycles>9</meta:editing-cycles>
    <meta:generator>LibreOffice/5.0.1.2$MacOSX_X86_64 LibreOffice_project/81898c9f5c0d43f3473ba111d7b351050be20261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1.715cm" svg:y="0.001cm" chart:style-name="ch2">
          <text:p>Benchmark results</text:p>
        </chart:title>
        <chart:legend chart:legend-position="end" svg:x="11.603cm" svg:y="3.722cm" style:legend-expansion="high" chart:style-name="ch3"/>
        <chart:plot-area chart:style-name="ch4" table:cell-range-address="'merged-test-results'.E1:'merged-test-results'.E4 'merged-test-results'.A2:'merged-test-results'.A4" chart:data-source-has-labels="both" svg:x="1.413cm" svg:y="-0.001cm" svg:width="9.615cm" svg:height="8.889cm">
          <chartooo:coordinate-region svg:x="2.143cm" svg:y="0.192cm" svg:width="8.885cm" svg:height="8.504cm"/>
          <chart:axis chart:dimension="x" chart:name="primary-x" chart:style-name="ch5" chartooo:axis-type="auto">
            <chartooo:date-scale/>
            <chart:categories table:cell-range-address="'merged-test-results'.E1:'merged-test-results'.E1"/>
          </chart:axis>
          <chart:axis chart:dimension="y" chart:name="primary-y" chart:style-name="ch6">
            <chart:title svg:x="0.543cm" svg:y="4.908cm" chart:style-name="ch7">
              <text:p>Score</text:p>
            </chart:title>
            <chart:grid chart:style-name="ch8" chart:class="major"/>
          </chart:axis>
          <chart:series chart:style-name="ch9" chart:values-cell-range-address="'merged-test-results'.E2:'merged-test-results'.E2" chart:label-cell-address="'merged-test-results'.A2:'merged-test-results'.A2" chart:class="chart:bar">
            <chart:data-point/>
          </chart:series>
          <chart:series chart:style-name="ch10" chart:values-cell-range-address="'merged-test-results'.E3:'merged-test-results'.E3" chart:label-cell-address="'merged-test-results'.A3:'merged-test-results'.A3" chart:class="chart:bar">
            <chart:data-point/>
          </chart:series>
          <chart:series chart:style-name="ch11" chart:values-cell-range-address="'merged-test-results'.E4:'merged-test-results'.E4" chart:label-cell-address="'merged-test-results'.A4:'merged-test-results'.A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merged-test-results'.E1:'merged-test-resul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  <draw:g>
                  <svg:desc>'merged-test-results'.A2:'merged-test-results'.A2</svg:desc>
                </draw:g>
              </table:table-cell>
              <table:table-cell office:value-type="float" office:value="0.53896">
                <text:p>0.53896</text:p>
                <draw:g>
                  <svg:desc>'merged-test-results'.E2:'merged-test-results'.E2</svg:desc>
                </draw:g>
              </table:table-cell>
            </table:table-row>
            <table:table-row>
              <table:table-cell office:value-type="string">
                <text:p>JbTreeMap</text:p>
                <draw:g>
                  <svg:desc>'merged-test-results'.A3:'merged-test-results'.A3</svg:desc>
                </draw:g>
              </table:table-cell>
              <table:table-cell office:value-type="float" office:value="0.262833">
                <text:p>0.262833</text:p>
                <draw:g>
                  <svg:desc>'merged-test-results'.E3:'merged-test-results'.E3</svg:desc>
                </draw:g>
              </table:table-cell>
            </table:table-row>
            <table:table-row>
              <table:table-cell office:value-type="string">
                <text:p>SynchronizedHashMap</text:p>
                <draw:g>
                  <svg:desc>'merged-test-results'.A4:'merged-test-results'.A4</svg:desc>
                </draw:g>
              </table:table-cell>
              <table:table-cell office:value-type="float" office:value="1.447959">
                <text:p>1.447959</text:p>
                <draw:g>
                  <svg:desc>'merged-test-results'.E4:'merged-test-results'.E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